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Standard">
      <style:text-properties officeooo:paragraph-rsid="0000f226"/>
    </style:style>
    <style:style style:name="T1" style:family="text">
      <style:text-properties style:font-name="Calibri" officeooo:rsid="0000f226"/>
    </style:style>
    <style:style style:name="T2" style:family="text">
      <style:text-properties style:font-name="Calibri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Introducción a la Inteligencia Artificial (IA)</text:span></text:h>
      <text:h text:style-name="Heading_20_2" text:outline-level="2"><text:span text:style-name="Strong_20_Emphasis">Historia y evolución de la IA</text:span></text:h>
      <text:p text:style-name="Text_20_body">La Inteligencia Artificial (IA) es un campo interdisciplinario de la ciencia que busca desarrollar sistemas capaces de realizar tareas que tradicionalmente requieren inteligencia humana, como el razonamiento, la percepción, el aprendizaje y la toma de decisiones. Su historia se puede dividir en varias etapas clave:</text:p>
      <text:h text:style-name="Heading_20_3" text:outline-level="3"><text:span text:style-name="Strong_20_Emphasis">1. Los orígenes y las bases teóricas (1940-1956):</text:span></text:h>
      <text:list text:style-name="L1">
        <text:list-item>
          <text:p text:style-name="P1"><text:span text:style-name="Strong_20_Emphasis">Alan Turing</text:span>: En 1950, Turing introdujo el concepto de máquinas capaces de simular la inteligencia humana en su artículo <text:span text:style-name="Emphasis">"Computing Machinery and Intelligence"</text:span>, donde planteó el famoso <text:span text:style-name="Emphasis">Test de Turing</text:span>.</text:p>
        </text:list-item>
        <text:list-item>
          <text:p text:style-name="P1"><text:span text:style-name="Strong_20_Emphasis">McCulloch y Pitts (1943)</text:span>: Publicaron un modelo computacional de redes neuronales artificiales, sentando las bases para los sistemas de aprendizaje automático.</text:p>
        </text:list-item>
        <text:list-item>
          <text:p text:style-name="P2"><text:span text:style-name="Strong_20_Emphasis">Conferencia de Dartmouth (1956)</text:span>: Considerada el nacimiento formal de la IA como disciplina científica. John McCarthy acuñó el término "Inteligencia Artificial".</text:p>
        </text:list-item>
      </text:list>
      <text:h text:style-name="Heading_20_3" text:outline-level="3"><text:span text:style-name="Strong_20_Emphasis">2. Primeros éxitos y expectativas elevadas (1956-1970):</text:span></text:h>
      <text:list text:style-name="L2">
        <text:list-item>
          <text:p text:style-name="P3">Se desarrollaron programas capaces de resolver problemas matemáticos y jugar al ajedrez.</text:p>
        </text:list-item>
        <text:list-item>
          <text:p text:style-name="P3">El enfoque dominante fue la "IA simbólica", basada en reglas lógicas y búsqueda heurística.</text:p>
        </text:list-item>
        <text:list-item>
          <text:p text:style-name="P3">Proyectos notables:</text:p>
          <text:list>
            <text:list-item>
              <text:p text:style-name="P3"><text:span text:style-name="Emphasis">General Problem Solver</text:span> (GPS) de Newell y Simon.</text:p>
            </text:list-item>
            <text:list-item>
              <text:p text:style-name="P4"><text:span text:style-name="Emphasis">Eliza</text:span>, un programa de procesamiento de lenguaje natural desarrollado por Joseph Weizenbaum.</text:p>
            </text:list-item>
          </text:list>
        </text:list-item>
      </text:list>
      <text:h text:style-name="Heading_20_3" text:outline-level="3"><text:span text:style-name="Strong_20_Emphasis">3. Las primeras crisis de la IA (1970-1980):</text:span></text:h>
      <text:list text:style-name="L3">
        <text:list-item>
          <text:p text:style-name="P5">La complejidad computacional de muchos problemas superaba la capacidad de los sistemas de la época.</text:p>
        </text:list-item>
        <text:list-item>
          <text:p text:style-name="P6">Se cuestionó la viabilidad práctica de la IA, lo que llevó a recortes significativos en la financiación, conocido como el "<text:span text:style-name="Emphasis">Invierno de la IA</text:span>".</text:p>
        </text:list-item>
      </text:list>
      <text:h text:style-name="Heading_20_3" text:outline-level="3"><text:span text:style-name="Strong_20_Emphasis">4. Avances con sistemas expertos (1980-1990):</text:span></text:h>
      <text:list text:style-name="L4">
        <text:list-item>
          <text:p text:style-name="P7">Auge de los <text:span text:style-name="Strong_20_Emphasis">sistemas expertos</text:span>, programas diseñados para imitar la toma de decisiones humana en áreas específicas.</text:p>
        </text:list-item>
        <text:list-item>
          <text:p text:style-name="P7">Ejemplo destacado: <text:span text:style-name="Emphasis">MYCIN</text:span>, un sistema experto para diagnosticar infecciones bacterianas.</text:p>
        </text:list-item>
        <text:list-item>
          <text:p text:style-name="P8">Sin embargo, la alta dependencia de datos específicos y la falta de flexibilidad limitaron su impacto.</text:p>
        </text:list-item>
      </text:list>
      <text:h text:style-name="Heading_20_3" text:outline-level="3"><text:soft-page-break/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>5. Resurgimiento y revolución del aprendizaje automático (1990-presente):</text:span></text:h>
      <text:list text:style-name="L5">
        <text:list-item>
          <text:p text:style-name="P9"><text:span text:style-name="Strong_20_Emphasis">1990s</text:span>: Aumento del interés en redes neuronales artificiales gracias al desarrollo del algoritmo de retropropagación.</text:p>
        </text:list-item>
        <text:list-item>
          <text:p text:style-name="P9"><text:span text:style-name="Strong_20_Emphasis">2000s en adelante</text:span>: Incremento de la capacidad de procesamiento y disponibilidad de datos masivos (<text:span text:style-name="Emphasis">Big Data</text:span>).</text:p>
          <text:list>
            <text:list-item>
              <text:p text:style-name="P9">El aprendizaje profundo (<text:span text:style-name="Emphasis">Deep Learning</text:span>) se popularizó gracias a las redes neuronales profundas, liderado por investigadores como Geoffrey Hinton y Yann LeCun.</text:p>
            </text:list-item>
            <text:list-item>
              <text:p text:style-name="P9">Grandes hitos:</text:p>
              <text:list>
                <text:list-item>
                  <text:p text:style-name="P9">1997: <text:span text:style-name="Emphasis">Deep Blue</text:span> de IBM vence al campeón mundial de ajedrez, Garry Kasparov.</text:p>
                </text:list-item>
                <text:list-item>
                  <text:p text:style-name="P9">2012: Red neuronal <text:span text:style-name="Emphasis">AlexNet</text:span> gana el concurso ImageNet, marcando el éxito del aprendizaje profundo.</text:p>
                </text:list-item>
                <text:list-item>
                  <text:p text:style-name="P10">2016: <text:span text:style-name="Emphasis">AlphaGo</text:span> de DeepMind derrota al campeón mundial de Go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<text:span text:style-name="Strong_20_Emphasis">Campos de aplicación de la IA</text:span></text:h>
      <text:p text:style-name="Text_20_body">La IA ha transformado una amplia variedad de industrias gracias a su capacidad de automatizar procesos complejos y tomar decisiones inteligentes basadas en datos. Algunos de los campos de aplicación más relevantes son:</text:p>
      <text:h text:style-name="Heading_20_3" text:outline-level="3"><text:span text:style-name="Strong_20_Emphasis">1. Visión por computadora:</text:span></text:h>
      <text:list text:style-name="L6">
        <text:list-item>
          <text:p text:style-name="P11">Se centra en capacitar a las máquinas para interpretar imágenes y videos.</text:p>
        </text:list-item>
        <text:list-item>
          <text:p text:style-name="P11">Usos:</text:p>
          <text:list>
            <text:list-item>
              <text:p text:style-name="P11">Reconocimiento facial (seguridad y biometría).</text:p>
            </text:list-item>
            <text:list-item>
              <text:p text:style-name="P11">Análisis de imágenes médicas (detección de tumores).</text:p>
            </text:list-item>
            <text:list-item>
              <text:p text:style-name="P12">Vehículos autónomos (detección de obstáculos y señales).</text:p>
            </text:list-item>
          </text:list>
        </text:list-item>
      </text:list>
      <text:h text:style-name="Heading_20_3" text:outline-level="3"><text:span text:style-name="Strong_20_Emphasis">2. Procesamiento de lenguaje natural (PLN):</text:span></text:h>
      <text:list text:style-name="L7">
        <text:list-item>
          <text:p text:style-name="P13">Se ocupa de la interacción entre las máquinas y el lenguaje humano.</text:p>
        </text:list-item>
        <text:list-item>
          <text:p text:style-name="P13">Usos:</text:p>
          <text:list>
            <text:list-item>
              <text:p text:style-name="P13">Asistentes virtuales (Alexa, Siri, ChatGPT).</text:p>
            </text:list-item>
            <text:list-item>
              <text:p text:style-name="P13">Traducción automática (Google Translate).</text:p>
            </text:list-item>
            <text:list-item>
              <text:p text:style-name="P14">Análisis de sentimientos en redes sociales.</text:p>
            </text:list-item>
          </text:list>
        </text:list-item>
      </text:list>
      <text:h text:style-name="Heading_20_3" text:outline-level="3"><text:span text:style-name="Strong_20_Emphasis">3. Robótica:</text:span></text:h>
      <text:list text:style-name="L8">
        <text:list-item>
          <text:p text:style-name="P15">Combina IA con mecánica y electrónica para desarrollar robots autónomos o semiautónomos.</text:p>
        </text:list-item>
        <text:list-item>
          <text:p text:style-name="P15">Usos:</text:p>
          <text:list>
            <text:list-item>
              <text:p text:style-name="P15">Automatización industrial (robots en líneas de ensamblaje).</text:p>
            </text:list-item>
            <text:list-item>
              <text:p text:style-name="P15">Exploración espacial (rovers como <text:span text:style-name="Emphasis">Perseverance</text:span>).</text:p>
            </text:list-item>
            <text:list-item>
              <text:p text:style-name="P16">Robots de servicio (entrega de paquetes, limpieza).</text:p>
            </text:list-item>
          </text:list>
        </text:list-item>
      </text:list>
      <text:h text:style-name="Heading_20_3" text:outline-level="3"><text:span text:style-name="Strong_20_Emphasis">4. Sistemas de recomendación:</text:span></text:h>
      <text:list text:style-name="L9">
        <text:list-item>
          <text:p text:style-name="P17">Personalizan contenido para los usuarios basándose en patrones de comportamiento.</text:p>
        </text:list-item>
        <text:list-item>
          <text:p text:style-name="P17">Usos:</text:p>
          <text:list>
            <text:list-item>
              <text:p text:style-name="P17">Plataformas de streaming (Netflix, Spotify).</text:p>
            </text:list-item>
            <text:list-item>
              <text:p text:style-name="P18">Comercio electrónico (Amazon, eBay).</text:p>
            </text:list-item>
          </text:list>
        </text:list-item>
      </text:list>
      <text:h text:style-name="Heading_20_3" text:outline-level="3"><text:span text:style-name="Strong_20_Emphasis">5. Salud:</text:span></text:h>
      <text:list text:style-name="L10">
        <text:list-item>
          <text:p text:style-name="P19">Aplicaciones para diagnóstico, predicción y tratamiento de enfermedades.</text:p>
        </text:list-item>
        <text:list-item>
          <text:p text:style-name="P19">Usos:</text:p>
          <text:list>
            <text:list-item>
              <text:p text:style-name="P19">Detección temprana de cáncer.</text:p>
            </text:list-item>
            <text:list-item>
              <text:p text:style-name="P19">Medicina personalizada basada en genómica.</text:p>
            </text:list-item>
            <text:list-item>
              <text:p text:style-name="P20">Monitoreo de pacientes mediante dispositivos IoT.</text:p>
            </text:list-item>
          </text:list>
        </text:list-item>
      </text:list>
      <text:h text:style-name="Heading_20_3" text:outline-level="3"><text:soft-page-break/><text:span text:style-name="Strong_20_Emphasis"/></text:h>
      <text:h text:style-name="Heading_20_3" text:outline-level="3"><text:span text:style-name="Strong_20_Emphasis">6. Finanzas:</text:span></text:h>
      <text:list text:style-name="L11">
        <text:list-item>
          <text:p text:style-name="P21">Análisis de grandes volúmenes de datos financieros.</text:p>
        </text:list-item>
        <text:list-item>
          <text:p text:style-name="P21">Usos:</text:p>
          <text:list>
            <text:list-item>
              <text:p text:style-name="P21">Predicción de mercados financieros.</text:p>
            </text:list-item>
            <text:list-item>
              <text:p text:style-name="P21">Detección de fraudes.</text:p>
            </text:list-item>
            <text:list-item>
              <text:p text:style-name="P22">Asistentes virtuales para clientes bancarios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<text:span text:style-name="Strong_20_Emphasis">Diferencias entre aprendizaje supervisado, no supervisado y por refuerzo</text:span></text:h>
      <text:p text:style-name="Text_20_body">La IA utiliza diferentes paradigmas de aprendizaje dependiendo de la naturaleza de los datos y del problema a resolver. Estas son las diferencias entre los tres enfoques principales:</text:p>
      <text:h text:style-name="Heading_20_3" text:outline-level="3"><text:span text:style-name="Strong_20_Emphasis">1. Aprendizaje Supervisado:</text:span></text:h>
      <text:list text:style-name="L12">
        <text:list-item>
          <text:p text:style-name="P23"><text:span text:style-name="Strong_20_Emphasis">Descripción</text:span>: El modelo se entrena con un conjunto de datos etiquetados, donde cada entrada tiene una salida conocida.</text:p>
        </text:list-item>
        <text:list-item>
          <text:p text:style-name="P23"><text:span text:style-name="Strong_20_Emphasis">Objetivo</text:span>: Aprender una función que asocie entradas con salidas para realizar predicciones en datos nuevos.</text:p>
        </text:list-item>
        <text:list-item>
          <text:p text:style-name="P23"><text:span text:style-name="Strong_20_Emphasis">Ejemplo</text:span>: Clasificación de correos como "spam" o "no spam".</text:p>
        </text:list-item>
        <text:list-item>
          <text:p text:style-name="P23"><text:span text:style-name="Strong_20_Emphasis">Algoritmos comunes</text:span>:</text:p>
          <text:list>
            <text:list-item>
              <text:p text:style-name="P23">Regresión lineal.</text:p>
            </text:list-item>
            <text:list-item>
              <text:p text:style-name="P23">Máquinas de soporte vectorial (SVM).</text:p>
            </text:list-item>
            <text:list-item>
              <text:p text:style-name="P24">Redes neuronales.</text:p>
            </text:list-item>
          </text:list>
        </text:list-item>
      </text:list>
      <text:h text:style-name="Heading_20_3" text:outline-level="3"><text:span text:style-name="Strong_20_Emphasis">2. Aprendizaje No Supervisado:</text:span></text:h>
      <text:list text:style-name="L13">
        <text:list-item>
          <text:p text:style-name="P25"><text:span text:style-name="Strong_20_Emphasis">Descripción</text:span>: El modelo trabaja con datos no etiquetados, buscando patrones o estructuras ocultas.</text:p>
        </text:list-item>
        <text:list-item>
          <text:p text:style-name="P25"><text:span text:style-name="Strong_20_Emphasis">Objetivo</text:span>: Agrupar datos similares o reducir dimensionalidad.</text:p>
        </text:list-item>
        <text:list-item>
          <text:p text:style-name="P25"><text:span text:style-name="Strong_20_Emphasis">Ejemplo</text:span>: Clustering de clientes en grupos para campañas de marketing.</text:p>
        </text:list-item>
        <text:list-item>
          <text:p text:style-name="P25"><text:span text:style-name="Strong_20_Emphasis">Algoritmos comunes</text:span>:</text:p>
          <text:list>
            <text:list-item>
              <text:p text:style-name="P25">K-means.</text:p>
            </text:list-item>
            <text:list-item>
              <text:p text:style-name="P25">Análisis de componentes principales (PCA).</text:p>
            </text:list-item>
            <text:list-item>
              <text:p text:style-name="P26">Autoencoders.</text:p>
            </text:list-item>
          </text:list>
        </text:list-item>
      </text:list>
      <text:h text:style-name="Heading_20_3" text:outline-level="3"><text:span text:style-name="Strong_20_Emphasis">3. Aprendizaje por Refuerzo:</text:span></text:h>
      <text:list text:style-name="L14">
        <text:list-item>
          <text:p text:style-name="P27"><text:span text:style-name="Strong_20_Emphasis">Descripción</text:span>: El modelo aprende interactuando con un entorno mediante prueba y error, recibiendo recompensas o penalizaciones según su desempeño.</text:p>
        </text:list-item>
        <text:list-item>
          <text:p text:style-name="P27"><text:span text:style-name="Strong_20_Emphasis">Objetivo</text:span>: Maximizar la recompensa acumulada a lo largo del tiempo.</text:p>
        </text:list-item>
        <text:list-item>
          <text:p text:style-name="P27"><text:span text:style-name="Strong_20_Emphasis">Ejemplo</text:span>: Entrenar un agente para jugar videojuegos.</text:p>
        </text:list-item>
        <text:list-item>
          <text:p text:style-name="P27"><text:span text:style-name="Strong_20_Emphasis">Algoritmos comunes</text:span>:</text:p>
          <text:list>
            <text:list-item>
              <text:p text:style-name="P27">Q-learning.</text:p>
            </text:list-item>
            <text:list-item>
              <text:p text:style-name="P27">Deep Q-Networks (DQN).</text:p>
            </text:list-item>
            <text:list-item>
              <text:p text:style-name="P28">Algoritmos basados en políticas (e.g., Actor-Critic)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9"><text:span text:style-name="T1">Edteam </text:span><text:a xlink:type="simple" xlink:href="https://www.youtube.com/watch?v=WCM0h9TX7cY&amp;t" text:style-name="Internet_20_link" text:visited-style-name="Visited_20_Internet_20_Link"><text:span text:style-name="T2">https://www.youtube.com/watch?v=WCM0h9TX7cY&amp;t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0:46:10.163000000</meta:creation-date>
    <dc:date>2024-11-22T10:52:46.671000000</dc:date>
    <meta:editing-duration>PT6M38S</meta:editing-duration>
    <meta:editing-cycles>1</meta:editing-cycles>
    <meta:document-statistic meta:table-count="0" meta:image-count="0" meta:object-count="0" meta:page-count="7" meta:paragraph-count="92" meta:word-count="863" meta:character-count="5766" meta:non-whitespace-character-count="5065"/>
    <meta:generator>LibreOffice/24.8.0.3$Windows_X86_64 LibreOffice_project/0bdf1299c94fe897b119f97f3c613e9dca6be583</meta:generator>
  </office:meta>
</office:document-meta>
</file>